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er">
      <style:paragraph-properties fo:text-align="end" style:justify-single-word="false"/>
      <style:text-properties officeooo:rsid="001c8d6c" officeooo:paragraph-rsid="001c8d6c"/>
    </style:style>
    <style:style style:name="P2" style:family="paragraph" style:parent-style-name="Header">
      <style:paragraph-properties fo:text-align="end" style:justify-single-word="false"/>
      <style:text-properties officeooo:paragraph-rsid="001c8d6c"/>
    </style:style>
    <style:style style:name="P3" style:family="paragraph" style:parent-style-name="Footer">
      <style:paragraph-properties fo:text-align="center" style:justify-single-word="false"/>
    </style:style>
    <style:style style:name="P4" style:family="paragraph" style:parent-style-name="Text_20_body">
      <style:text-properties fo:language="en" fo:country="US"/>
    </style:style>
    <style:style style:name="P5" style:family="paragraph" style:parent-style-name="Text_20_body">
      <style:text-properties fo:language="en" fo:country="US" officeooo:paragraph-rsid="006ab535"/>
    </style:style>
    <style:style style:name="P6" style:family="paragraph" style:parent-style-name="Text_20_body">
      <style:text-properties fo:language="en" fo:country="US" officeooo:paragraph-rsid="007215f5"/>
    </style:style>
    <style:style style:name="P7" style:family="paragraph" style:parent-style-name="Heading_20_2">
      <style:text-properties officeooo:paragraph-rsid="0059d677"/>
    </style:style>
    <style:style style:name="T1" style:family="text">
      <style:text-properties officeooo:rsid="005f9aba"/>
    </style:style>
    <style:style style:name="T2" style:family="text">
      <style:text-properties officeooo:rsid="001ecd26"/>
    </style:style>
    <style:style style:name="T3" style:family="text">
      <style:text-properties officeooo:rsid="001c8d6c"/>
    </style:style>
    <style:style style:name="T4" style:family="text">
      <style:text-properties officeooo:rsid="003bd165"/>
    </style:style>
    <style:style style:name="T5" style:family="text">
      <style:text-properties style:font-name="Liberation Sans" fo:font-size="16.1000003814697pt" fo:font-style="normal" fo:font-weight="bold" officeooo:rsid="0061ec61" style:font-name-asian="Noto Sans CJK SC" style:font-size-asian="16.1000003814697pt" style:font-style-asian="normal" style:font-weight-asian="bold" style:font-name-complex="Noto Sans Devanagari1" style:font-size-complex="16.1000003814697pt" style:font-style-complex="normal" style:font-weight-complex="bold"/>
    </style:style>
    <style:style style:name="T6" style:family="text">
      <style:text-properties fo:font-style="normal" style:font-style-asian="normal" style:font-style-complex="normal"/>
    </style:style>
    <style:style style:name="T7" style:family="text">
      <style:text-properties fo:language="en" fo:country="US"/>
    </style:style>
    <style:style style:name="T8" style:family="text">
      <style:text-properties fo:language="en" fo:country="US" fo:font-style="normal" style:font-style-asian="normal" style:font-style-complex="normal"/>
    </style:style>
    <style:style style:name="T9" style:family="text">
      <style:text-properties fo:language="en" fo:country="US" fo:font-style="normal" officeooo:rsid="005f9aba" style:font-style-asian="normal" style:font-style-complex="normal"/>
    </style:style>
    <style:style style:name="T10" style:family="text">
      <style:text-properties fo:language="en" fo:country="US" fo:font-style="normal" officeooo:rsid="006b6829" style:font-style-asian="normal" style:font-style-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bookmark-start text:name="__RefHeading___Toc429_3329910404"/><text:span text:style-name="Citation"><text:span text:style-name="T8">Home reading. </text:span></text:span><text:span text:style-name="Citation"><text:span text:style-name="T9">Clean Architecture A Craftsman's Guide to Software Structure and Design </text:span></text:span><text:span text:style-name="Citation"><text:span text:style-name="T10">by Robert C. Martin</text:span></text:span><text:bookmark-end text:name="__RefHeading___Toc429_3329910404"/></text:h>
      <text:h text:style-name="P7" text:outline-level="2"><text:bookmark-start text:name="__RefHeading___Toc5445_3831485370"/><text:span text:style-name="Citation"><text:span text:style-name="T6">Текст для письменного перевода (</text:span></text:span><text:span text:style-name="Citation"><text:span text:style-name="T5">20</text:span></text:span><text:span text:style-name="Citation"><text:span text:style-name="T6"> 000 знаков)</text:span></text:span><text:bookmark-end text:name="__RefHeading___Toc5445_3831485370"/></text:h>
      <text:p text:style-name="P4">PARADIGM OVERVIEW</text:p>
      <text:p text:style-name="P4">The three paradigms included in this overview chapter are structured programming, object-orient programming, and functional programming.</text:p>
      <text:p text:style-name="P4">STRUCTURED PROGRAMMING</text:p>
      <text:p text:style-name="P4">The first paradigm to be adopted (but not the first to be invented) was structured programming, which was discovered by Edsger Wybe Dijkstra in 1968. Dijkstra showed that the use of unrestrained jumps (goto statements) is harmful to program structure. As we’ll see in the chapters that follow, he replaced those jumps with the more familiar if/then/else and do/while/until constructs.</text:p>
      <text:p text:style-name="P4">We can summarize the structured programming paradigm as follows:</text:p>
      <text:p text:style-name="P4">Structured programming imposes discipline on direct transfer of control.</text:p>
      <text:p text:style-name="P4">OBJECT-ORIENTED PROGRAMMING</text:p>
      <text:p text:style-name="P4">The second paradigm to be adopted was actually discovered two years earlier, in 1966, by Ole Johan Dahl and Kristen Nygaard. These two programmers noticed that the function call stack frame in the ALGOL language could be moved to a heap, thereby allowing local variables declared by a function to exist long after the function returned. The function became a constructor for a class, the local variables became instance variables, and the nested functions became methods. This led inevitably to the discovery of polymorphism through the disciplined use of function pointers.</text:p>
      <text:p text:style-name="P4">We can summarize the object-oriented programming paradigm as follows:</text:p>
      <text:p text:style-name="P4">Object-oriented programming imposes discipline on indirect transfer of control.</text:p>
      <text:p text:style-name="P4">FUNCTIONAL PROGRAMMING</text:p>
      <text:p text:style-name="P4">The third paradigm, which has only recently begun to be adopted, was the first to be invented. Indeed, its invention predates computer programming itself. Functional programming is the direct result of the work of Alonzo Church, who in 1936 invented 1-calculus while pursuing the same mathematical problem that was motivating Alan Turing at the same time. His 1-calculus is the foundation of the LISP language, invented in 1958 by John McCarthy. A foundational notion of 1-calculus is immutability—that is, the notion that the values of symbols do not change. This effectively means that a functional language has no assignment statement. Most functional languages do, in fact, have some means to alter the value of a variable, but only under very strict discipline.</text:p>
      <text:p text:style-name="P4"><text:soft-page-break/>We can summarize the functional programming paradigm as follows:</text:p>
      <text:p text:style-name="P4">Functional programming imposes discipline upon assignment.</text:p>
      <text:p text:style-name="P4">FOOD FOR THOUGHT</text:p>
      <text:p text:style-name="P4">Notice the pattern that I’ve quite deliberately set up in introducing these three programming paradigms: Each of the paradigms removes capabilities from the programmer. None of them adds new capabilities. Each imposes some kind of extra discipline that is negative in its intent. The paradigms tell us what not to do, more than they tell us what to do.</text:p>
      <text:p text:style-name="P4">Another way to look at this issue is to recognize that each paradigm takes something away from us. The three paradigms together remove goto statements, function pointers, and assignment. Is there anything left to take away?</text:p>
      <text:p text:style-name="P4">Probably not. Thus these three paradigms are likely to be the only three we will see—at least the only three that are negative. Further evidence that there are no more such paradigms is that they were all discovered within the ten years between 1958 and 1968. In the many decades that have followed, no new paradigms have been added.</text:p>
      <text:p text:style-name="P4">CONCLUSION</text:p>
      <text:p text:style-name="P4">What does this history lesson on paradigms have to do with architecture? Everything. We use polymorphism as the mechanism to cross architectural boundaries; we use functional programming to impose discipline on the location of and access to data; and we use structured programming as the algorithmic foundation of our modules.</text:p>
      <text:p text:style-name="P6">Notice how well those three align with the three big concerns of architecture: function, separation of components, and data management. </text:p>
      <text:p text:style-name="P6">Center of Amsterdam as the Netherlands’ very first programmer.</text:p>
      <text:p text:style-name="P4">In 1955, having been a programmer for three years, and while still a student, Dijkstra concluded that the intellectual challenge of programming was greater than the intellectual challenge of theoretical physics. As a result, he chose programming as his long-term career.</text:p>
      <text:p text:style-name="P4">In 1957, Dijkstra married Maria Debets. At the time, you had to state your profession as part of the marriage rites in the Netherlands. The Dutch authorities were unwilling to accept “programmer” as Dijkstra’s profession; they had never heard of such a profession. To satisfy them, Dijkstra settled for “theoretical physicist” as his job title.</text:p>
      <text:p text:style-name="P4">As part of deciding to make programming his career, Dijkstra conferred with his boss, Adriaan van Wijngaarden. Dijkstra was concerned that no one had identified a discipline, or science, of programming, and that he would therefore not be taken seriously. His boss replied that Dijkstra might very well be one of the people who would discover such disciplines, thereby evolving software into a science.</text:p>
      <text:p text:style-name="P4"><text:soft-page-break/>Dijkstra started his career in the era of vacuum tubes, when computers were huge, fragile, slow, unreliable, and (by today’s standards) extremely limited. In those early years, programs were written in binary, or in very crude assembly language. Input took the physical form of paper tape or punched cards. The edit/compile/test loop was hours—if not days—long.</text:p>
      <text:p text:style-name="P4">It was in this primitive environment that Dijkstra made his great discoveries.</text:p>
      <text:p text:style-name="P4">PROOF</text:p>
      <text:p text:style-name="P4">The problem that Dijkstra recognized, early on, was that programming is hard, and that programmers don’t do it very well. A program of any complexity contains too many details for a human brain to manage without help. Overlooking just one small detail results in programs that may seem to work, but fail in surprising ways.</text:p>
      <text:p text:style-name="P4">Dijkstra’s solution was to apply the mathematical discipline of proof. His vision was the construction of a Euclidian hierarchy of postulates, theorems, corollaries, and lemmas. Dijkstra thought that programmers could use that hierarchy the way mathematicians do. In other words, programmers would use proven structures, and tie them together with code that they would then prove correct themselves.</text:p>
      <text:p text:style-name="P4">Of course, to get this going, Dijkstra realized that he would have to demonstrate the technique for writing basic proofs of simple algorithms. This he found to be quite challenging.</text:p>
      <text:p text:style-name="P4">During his investigation, Dijkstra discovered that certain uses of goto statements prevent modules from being decomposed recursively into smaller and smaller units, thereby preventing use of the divide-and-conquer approach necessary for reasonable proofs.</text:p>
      <text:p text:style-name="P4">Other uses of goto, however, did not have this problem. Dijkstra realized that these “good” uses of goto corresponded to simple selection and iteration control structures such as if/then/else and do/while. Modules that used only those kinds of control structures could be recursively subdivided into provable units.</text:p>
      <text:p text:style-name="P5">Dijkstra knew that those control structures, when combined with sequential execution, were special. They had been identified two years before by Bohm and Jacopini, who proved that all programs can be constructed from just three structures: sequence, selection, and iteration.</text:p>
      <text:p text:style-name="P5">This discovery was remarkable: The very control structures that made a module provable were the same minimum set of control structures from which all programs can be built. Thus structured programming was born.</text:p>
      <text:p text:style-name="P4">Dijkstra showed that sequential statements could be proved correct through simple enumeration. The technique mathematically traced the inputs of the sequence to the outputs of the sequence. This approach was no different from any normal mathematical proof.</text:p>
      <text:p text:style-name="P4"><text:soft-page-break/>Dijkstra tackled selection through reapplication of enumeration. Each path through the selection was enumerated. If both paths eventually produced appropriate mathematical results, then the proof was solid.</text:p>
      <text:p text:style-name="P4">Iteration was a bit different. To prove an iteration correct, Dijkstra had to use induction. He proved the case for 1 by enumeration. Then he proved the case that if N was assumed correct, N + 1 was correct, again by enumeration. He also proved the starting and ending criteria of the iteration by enumeration.</text:p>
      <text:p text:style-name="P4">Such proofs were laborious and complex—but they were proofs. With their development, the idea that a Euclidean hierarchy of theorems could be constructed seemed reachable.</text:p>
      <text:p text:style-name="P4">A HARMFUL PROCLAMATION</text:p>
      <text:p text:style-name="P4">In 1968, Dijkstra wrote a letter to the editor of CACM, which was published in the March issue. The title of this letter was “Go To Statement Considered Harmful.” The article outlined his position on the three control structures.</text:p>
      <text:p text:style-name="P4">And the programming world caught fire. Back then we didn’t have an Internet, so people couldn’t post nasty memes of Dijkstra, and they couldn’t flame him online. But they could, and they did, write letters to the editors of many published journals.</text:p>
      <text:p text:style-name="P4">Those letters weren’t necessarily all polite. Some were intensely negative; others voiced strong support for his position. And so the battle was joined, ultimately to last about a decade.</text:p>
      <text:p text:style-name="P4">Eventually the argument petered out. The reason was simple: Dijkstra had won. As computer languages evolved, the goto statement moved ever rearward, until it all but disappeared. Most modern languages do not have a goto statement— and, of course, LISP never did.</text:p>
      <text:p text:style-name="P4">Nowadays we are all structured programmers, though not necessarily by choice. It’s just that our languages don’t give us the option to use undisciplined direct transfer of control.</text:p>
      <text:p text:style-name="P4">Some may point to named breaks in Java or exceptions as goto analogs. In fact, these structures are not the utterly unrestricted transfers of control that older languages like Fortran or COBOL once had. Indeed, even languages that still support the goto keyword often restrict the target to within the scope of the current function.</text:p>
      <text:p text:style-name="P4">FUNCTIONAL DECOMPOSITION</text:p>
      <text:p text:style-name="P4">Structured programming allows modules to be recursively decomposed into provable units, which in turn means that modules can be functionally decomposed. That is, you can take a large-scale problem statement and decompose it into high-level functions. Each of those functions can then be decomposed into lower-level functions, ad infinitum. Moreover, each of those decomposed functions can be represented using the restricted control structures of structured programming.</text:p>
      <text:p text:style-name="P4">Building on this foundation, disciplines such as structured analysis and structured design became popular in the late 1970s and throughout the 1980s. Men like Ed Yourdon, Larry Constantine, Tom <text:soft-page-break/>DeMarco, and Meilir Page-Jones promoted and popularized these techniques throughout that period. By following these disciplines, programmers could break down large proposed systems into modules and components that could be further broken down into tiny provable functions.</text:p>
      <text:p text:style-name="P4">NO FORMAL PROOFS</text:p>
      <text:p text:style-name="P4">But the proofs never came. The Euclidean hierarchy of theorems was never built. And programmers at large never saw the benefits of working through the laborious process of formally proving each and every little function correct. In the end, Dijkstra’s dream faded and died. Few of today’s programmers believe that formal proofs are an appropriate way to produce high-quality software.</text:p>
      <text:p text:style-name="P4">Of course, formal, Euclidian style, mathematical proofs are not the only strategy for proving something correct. Another highly successful strategy is the scientific method.</text:p>
      <text:p text:style-name="P4">SCIENCE TO THE RESCUE</text:p>
      <text:p text:style-name="P4">Science is fundamentally different from mathematics, in that scientific theories and laws cannot be proven correct. I cannot prove to you that Newton’s second law of motion, F = ma, or law of gravity, F = Gm 1 m 2 /r 2, are correct. I can demonstrate these laws to you, and I can make measurements that show them correct to many decimal places, but I cannot prove them in the sense of a mathematical proof. No matter how many experiments I conduct or how much empirical evidence I gather, there is always the chance that some experiment will show that those laws of motion and gravity are incorrect.</text:p>
      <text:p text:style-name="P4">That is the nature of scientific theories and laws: They are falsifiable but not provable.</text:p>
      <text:p text:style-name="P4">And yet we bet our lives on these laws every day. Every time you get into a car, you bet your life that F = ma is a reliable description of the way the world works. Every time you take a step, you bet your health and safety that F = Gm 1 m 2 /r 2 is correct.</text:p>
      <text:p text:style-name="P4">Science does not work by proving statements true, but rather by proving statements false. Those statements that we cannot prove false, after much effort, we deem to be true enough for our purposes.</text:p>
      <text:p text:style-name="P4">Of course, not all statements are provable. The statement “This is a lie” is neither true nor false. It is one of the simplest examples of a statement that is not provable.</text:p>
      <text:p text:style-name="P4">Ultimately, we can say that mathematics is the discipline of proving provable statements true. Science, in contrast, is the discipline of proving provable statements false.</text:p>
      <text:p text:style-name="P5">TESTS</text:p>
      <text:p text:style-name="P5">Dijkstra once said, “Testing shows the presence, not the absence, of bugs.” In other words, a program can be proven incorrect by a test, but it cannot be proven correct. All that tests can do, after sufficient testing effort, is allow us to deem a program to be correct enough for our purposes.</text:p>
      <text:p text:style-name="P4"><text:soft-page-break/>The implications of this fact are stunning. Software development is not a mathematical endeavor, even though it seems to manipulate mathematical constructs. Rather, software is like a science. We show correctness by failing to prove incorrectness, despite our best efforts.</text:p>
      <text:p text:style-name="P4">Such proofs of incorrectness can be applied only to provable programs. A program that is not provable—due to unrestrained use of goto, for example— cannot be deemed correct no matter how many tests are applied to it.</text:p>
      <text:p text:style-name="P4">Structured programming forces us to recursively decompose a program into a set of small provable functions. We can then use tests to try to prove those small provable functions incorrect. If such tests fail to prove incorrectness, then we deem the functions to be correct enough for our purposes.</text:p>
      <text:p text:style-name="P4">CONCLUSION</text:p>
      <text:p text:style-name="P4">It is this ability to create falsifiable units of programming that makes structured programming valuable today. This is the reason that modern languages do not typically support unrestrained goto statements. Moreover, at the architectural level, this is why we still consider functional decomposition to be one of our best practices.</text:p>
      <text:p text:style-name="P4">At every level, from the smallest function to the largest component, software is like a science and, therefore, is driven by falsifiability. Software architects strive to define modules, components, and services that are easily falsifiable (testable). To do so, they employ restrictive disciplines similar to structured programming, albeit at a much higher level.</text:p>
      <text:p text:style-name="P4">It is those restrictive disciplines that we will study in some detail in the chapters to come.</text:p>
      <text:p text:style-name="P4">OBJECT-ORIENTED PROGRAMMING</text:p>
      <text:p text:style-name="P4">As we will see, the basis of a good architecture is the understanding and application of the principles of object-oriented design (00). But just what is 00 ?</text:p>
      <text:p text:style-name="P4">One answer to this question is “The combination of data and function.” Although often cited, this is a very unsatisfying answer because it implies that o. f () is somehow different from f (o). This is absurd. Programmers were passing data structures into functions long before 1966, when Dahl and Nygaard moved the function call stack frame to the heap and invented 00.</text:p>
      <text:p text:style-name="P4">Another common answer to this question is “A way to model the real world.” This is an evasive answer at best. What does “modeling the real world” actually</text:p>
      <text:p text:style-name="P4">mean, and why is it something we would want to do? Perhaps this statement is intended to imply that 00 makes software easier to understand because it has a closer relationship to the real world—but even that statement is evasive and too loosely defined. It does not tell us what 00 is.</text:p>
      <text:p text:style-name="P4">Some folks fall back on three magic words to explain the nature of 00: encapsulation, inheritance, and polymorphism. The implication is that 00 is the proper admixture of these three things, or at least that an 00 language must support these three things.</text:p>
      <text:p text:style-name="P4">Let’s examine each of these concepts in turn.</text:p>
      <text:p text:style-name="P4"><text:soft-page-break/>ENCAPSULATION?</text:p>
      <text:p text:style-name="P4">The reason encapsulation is cited as part of the definition of 00 is that 00 languages provide easy and effective encapsulation of data and function. As a result, a line can be drawn around a cohesive set of data and functions. Outside of that line, the data is hidden and only some of the functions are known. We see this concept in action as the private data members and the public member functions of a class.</text:p>
      <text:p text:style-name="P4">This idea is certainly not unique to 00. Indeed, we had perfect encapsulation in C. Consider this simple C program:</text:p>
      <text:p text:style-name="P4">Code snippet removed</text:p>
      <text:p text:style-name="P4">The users of point. h have no access whatsoever to the members of struct Point. They can call the makePoint () function, and the distance () function, but they have absolutely no knowledge of the implementation of either the Point data structure or the functions.</text:p>
      <text:p text:style-name="P4">This is perfect encapsulation—in a non-00 language. C programmers used to do this kind of thing all the time. We would forward declare data structures and functions in header files, and then implement them in implementation files. Our users never had access to the elements in those implementation files.</text:p>
      <text:p text:style-name="P4">But then came 00 in the form of C++—and the perfect encapsulation of C was broken.</text:p>
      <text:p text:style-name="P4">The C++ compiler, for technical reasons,- needed the member variables of a class to be declared in the header file of that class. So our Point program changed to look like this:</text:p>
      <text:p text:style-name="P4">Code snippet removed</text:p>
      <text:p text:style-name="P4">Clients of the header file point. h know about the member variables x and y!</text:p>
      <text:p text:style-name="P4">The compiler will prevent access to them, but the client still knows they exist. For example, if those member names are changed, the point. cc file must be recompiled! Encapsulation has been broken.</text:p>
      <text:p text:style-name="P4">Indeed, the way encapsulation is partially repaired is by introducing the public, private, and protected keywords into the language. This, however, was a hack necessitated by the technical need for the compiler to see those variables in the header file.</text:p>
      <text:p text:style-name="P4">Java and C# simply abolished the header/implementation split altogether, thereby weakening encapsulation even more. In these languages, it is impossible to separate the declaration and definition of a class.</text:p>
      <text:p text:style-name="P4">For these reasons, it is difficult to accept that 00 depends on strong encapsulation. Indeed, many 00 languages- have little or no enforced encapsulation.</text:p>
      <text:p text:style-name="Text_20_body"><text:span text:style-name="T7">00 certainly does depend on the idea that programmers are well-behaved enough to not circumvent encapsulated data. Even so, the languages that claim to provide 00 have only weakened the once perfect encapsulation we enjoyed with C</text:span><text:span text:style-name="Citation"><text:span text:style-name="T7">...</text:span></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ru" fo:country="RU"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Numbering_20_Symbols" style:display-name="Numbering Symbols" style:family="text"/>
    <style:style style:name="Footnote_20_anchor" style:display-name="Footnote anchor" style:family="text">
      <style:text-properties style:text-position="super 58%"/>
    </style:style>
    <style:style style:name="Footnote_20_Symbol" style:display-name="Footnote Symbol"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itation" style:family="text">
      <style:text-properties fo:font-style="italic" style:font-style-asian="italic" style:font-style-complex="italic"/>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officeooo:rsid="001c8d6c" officeooo:paragraph-rsid="001c8d6c"/>
    </style:style>
    <style:style style:name="MP2" style:family="paragraph" style:parent-style-name="Header">
      <style:paragraph-properties fo:text-align="end" style:justify-single-word="false"/>
      <style:text-properties officeooo:paragraph-rsid="001c8d6c"/>
    </style:style>
    <style:style style:name="MP3" style:family="paragraph" style:parent-style-name="Footer">
      <style:paragraph-properties fo:text-align="center" style:justify-single-word="false"/>
    </style:style>
    <style:style style:name="MT1" style:family="text">
      <style:text-properties officeooo:rsid="005f9aba"/>
    </style:style>
    <style:style style:name="MT2" style:family="text">
      <style:text-properties officeooo:rsid="001ecd26"/>
    </style:style>
    <style:style style:name="MT3" style:family="text">
      <style:text-properties officeooo:rsid="001c8d6c"/>
    </style:style>
    <style:style style:name="MT4" style:family="text">
      <style:text-properties officeooo:rsid="003bd165"/>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Величко Арсений Александрович</text:p>
        <text:p text:style-name="MP1">ИВТ <text:span text:style-name="MT1">2</text:span> курс, 2 группа, <text:span text:style-name="MT2">3 подгруппа</text:span></text:p>
        <text:p text:style-name="MP2"><text:span text:style-name="MT3">Предмет: </text:span><text:span text:style-name="MT4">Иностранный язык</text:span></text:p>
      </style:header>
      <style:footer>
        <text:p text:style-name="MP3"><text:page-number text:select-page="current">7</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9-15T12:38:22.095787098</meta:creation-date>
    <dc:date>2022-03-20T17:48:23.901749873</dc:date>
    <meta:editing-duration>PT5H50M54S</meta:editing-duration>
    <meta:editing-cycles>55</meta:editing-cycles>
    <meta:generator>LibreOffice/7.3.1.3$Linux_X86_64 LibreOffice_project/30$Build-3</meta:generator>
    <meta:print-date>2021-11-08T20:34:34.912442545</meta:print-date>
    <meta:document-statistic meta:table-count="0" meta:image-count="0" meta:object-count="0" meta:page-count="7" meta:paragraph-count="96" meta:word-count="2984" meta:character-count="18617" meta:non-whitespace-character-count="15737"/>
  </office:meta>
</office:document-meta>
</file>